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4603" officeooo:paragraph-rsid="00194603"/>
    </style:style>
    <style:style style:name="P2" style:family="paragraph" style:parent-style-name="Standard">
      <style:text-properties officeooo:rsid="001d325c" officeooo:paragraph-rsid="001d325c"/>
    </style:style>
    <style:style style:name="P3" style:family="paragraph" style:parent-style-name="Standard">
      <style:text-properties officeooo:rsid="001d325c" officeooo:paragraph-rsid="001d325c"/>
    </style:style>
    <style:style style:name="P4" style:family="paragraph" style:parent-style-name="Standard">
      <style:text-properties officeooo:rsid="001d3802" officeooo:paragraph-rsid="001d380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lierung Uppaal vor Praktikumstermin 2</text:p>
      <text:p text:style-name="P1">Der Server, der die Kommunikation zwischen Passagieren und Taxis regelt wurde anfänglich in einem Prozess modelliert. Während der Simulation fiel auf, dass dies sehr kontraproduktiv für die Geschwindigkeit des Systems ist und dass es parallelisierbar ist. Folglich wurde der Server in einen Taxi-Thread und einen Registrierungs-Thread aufgeteilt.</text:p>
      <text:p text:style-name="P1"/>
      <text:p text:style-name="P1"/>
      <text:p text:style-name="P1">Modellierung Uppaal nach Praktikumstermin 2</text:p>
      <text:p text:style-name="P1">Um das Modell in einem größeren Maßstab von Parallelität zu verifizieren wurde der Passagier so erweitert, dass er, wenn gewünscht, sich zufällige Startpositionen und Ziele aussucht und eine zufällige Zeit wartet, bis er sich überhaupt registriert. Damit wird ein möglichst realitätsnahes Szenario erzeugt</text:p>
      <text:p text:style-name="P1"/>
      <text:p text:style-name="P2">04.11.</text:p>
      <text:p text:style-name="P2">Es wurde ein Problem festgestellt: Wenn bei einer hohen Anzahl an Passagieren randomisierte Ziele und Startzeiten ausgewählt werden, dann wächst der State Space so doll, dass bestimmte Verifikationen nicht in absehbarer Zeit terminieren. Es wurde das Modell angepasst, um garantierte Terminierung im Minutenbereich zu garantieren indem die Werte für Passagiere vorab in einem selbstgeschriebenen auf JAVA basierendem Generator generiert werden.</text:p>
      <text:p text:style-name="P2">Nach einigem testen wurde folgende Anzahl gewählt: 12 Passagiere und 1 Taxi.</text:p>
      <text:p text:style-name="P2">Werden weitere Passagiere oder Taxis hinzugefügt, so wächst die Verifikationszeit ins Unermessliche. Für eine Simple Demonstration der Nebenläufigkeit kann mit 2 Taxis simuliert werden, wobei angenommen wird, dass die dort gezeigte Parallelität auch in größeren Skalierungsgraden problemlos funktioniert.</text:p>
      <text:p text:style-name="P2"/>
      <text:p text:style-name="P4">05.11. Praktikumstermin 3</text:p>
      <text:p text:style-name="P4">Was will ich für mein System beweisen und warum</text:p>
      <text:p text:style-name="P4">Automaten einfügen und Beschreibung</text:p>
      <text:p text:style-name="P4">Formeln zu Beweisen</text:p>
      <text:p text:style-name="P4">Gegenbeispiele</text:p>
      <text:p text:style-name="P4"/>
      <text:p text:style-name="P4">Was sind meine Requirements</text:p>
      <text:p text:style-name="P4">Architektur auswählen anhand Requiremen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16:17.060700164</meta:creation-date>
    <dc:date>2019-11-05T10:12:41.455085613</dc:date>
    <meta:editing-duration>PT34M45S</meta:editing-duration>
    <meta:editing-cycles>3</meta:editing-cycles>
    <meta:generator>LibreOffice/6.0.7.3$Linux_X86_64 LibreOffice_project/00m0$Build-3</meta:generator>
    <meta:document-statistic meta:table-count="0" meta:image-count="0" meta:object-count="0" meta:page-count="1" meta:paragraph-count="15" meta:word-count="239" meta:character-count="1774" meta:non-whitespace-character-count="1550"/>
  </office:meta>
</office:document-meta>
</file>